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egoe WPC" svg:font-family="'Segoe WPC', 'Segoe UI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616161" style:font-name="Segoe WPC" fo:font-size="9.7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/>
    </style:style>
    <style:style style:name="P3" style:family="paragraph" style:parent-style-name="Text_20_body" style:list-style-name="L1">
      <style:paragraph-properties fo:margin-top="0cm" fo:margin-bottom="0cm" fo:orphans="2" fo:widows="2" fo:padding="0cm" fo:border="none"/>
    </style:style>
    <style:style style:name="P4" style:family="paragraph" style:parent-style-name="Text_20_body">
      <style:paragraph-properties fo:orphans="2" fo:widows="2" fo:padding="0cm" fo:border="none"/>
    </style:style>
    <style:style style:name="P5" style:family="paragraph" style:parent-style-name="Text_20_body" style:list-style-name="L1">
      <style:paragraph-properties fo:orphans="2" fo:widows="2" fo:padding="0cm" fo:border="none"/>
    </style:style>
    <style:style style:name="P6" style:family="paragraph" style:parent-style-name="Text_20_body" style:list-style-name="L1">
      <style:paragraph-properties fo:margin-left="0.026cm" fo:margin-right="0.026cm" fo:margin-top="0cm" fo:margin-bottom="0cm" fo:orphans="2" fo:widows="2" fo:text-indent="0cm" style:auto-text-indent="false" fo:padding="0cm" fo:border="none"/>
    </style:style>
    <style:style style:name="P7" style:family="paragraph" style:parent-style-name="Text_20_body">
      <style:paragraph-properties fo:orphans="2" fo:widows="2"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616161" style:font-name="Segoe WPC" fo:font-size="9.75pt" fo:letter-spacing="normal" fo:font-style="normal" fo:font-weight="normal"/>
    </style:style>
    <style:style style:name="T2" style:family="text">
      <style:text-properties fo:font-variant="normal" fo:text-transform="none" fo:color="#a31515" style:font-name="Consolas" fo:font-size="8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question — here’s a concise set of recommended methods (where to put them and why), plus signatures you can copy.</text:p>
      <text:list xml:id="list5480654564229185952" text:style-name="L1">
        <text:list-item>
          <text:p text:style-name="P2"><text:span text:style-name="Strong_20_Emphasis"><text:span text:style-name="T1">Constructor(s):</text:span></text:span><text:span text:style-name="T1"> lightweight initializers.</text:span></text:p>
          <text:list>
            <text:list-item>
              <text:p text:style-name="P3"><text:span text:style-name="Source_20_Text"><text:span text:style-name="T2">public Author()</text:span></text:span></text:p>
            </text:list-item>
            <text:list-item>
              <text:p text:style-name="P3"><text:span text:style-name="Source_20_Text"><text:span text:style-name="T2">public Author(int idAuthor, string authorName, string? authorEmail = null, string? authorPhone = null)</text:span></text:span></text:p>
            </text:list-item>
          </text:list>
        </text:list-item>
        <text:list-item>
          <text:p text:style-name="P6"><text:span text:style-name="Strong_20_Emphasis"><text:span text:style-name="T1">Validation (model-level):</text:span></text:span><text:span text:style-name="T1"> implement </text:span><text:span text:style-name="Source_20_Text"><text:span text:style-name="T2">IValidatableObject</text:span></text:span><text:span text:style-name="T1"> or prefer a validator in </text:span><text:a xlink:type="simple" xlink:href="vscode-file://vscode-app/c:/Users/Geoff%20Tyrer/AppData/Local/Programs/Microsoft%20VS%20Code/resources/app/out/vs/code/electron-browser/workbench/workbench.html" text:style-name="Internet_20_link" text:visited-style-name="Visited_20_Internet_20_Link">Validators</text:a><text:span text:style-name="T1">.</text:span></text:p>
          <text:list>
            <text:list-item>
              <text:p text:style-name="P3"><text:span text:style-name="T1">Model signature: </text:span><text:span text:style-name="Source_20_Text"><text:span text:style-name="T2">public IEnumerable&lt;ValidationResult&gt; Validate(ValidationContext validationContext)</text:span></text:span></text:p>
            </text:list-item>
            <text:list-item>
              <text:p text:style-name="P3"><text:span text:style-name="T1">Preferred: add </text:span><text:span text:style-name="Source_20_Text"><text:span text:style-name="T2">AuthorValidator : AbstractValidator&lt;Author&gt;</text:span></text:span><text:span text:style-name="T1"> (FluentValidation) in </text:span><text:span text:style-name="Source_20_Text"><text:span text:style-name="T2">Validators/</text:span></text:span><text:span text:style-name="T1"> with rules for Required, Length, Regex, uniqueness checked by repository/DB.</text:span></text:p>
            </text:list-item>
          </text:list>
        </text:list-item>
        <text:list-item>
          <text:p text:style-name="P2"><text:span text:style-name="Strong_20_Emphasis"><text:span text:style-name="T1">Normalization / Sanitization:</text:span></text:span><text:span text:style-name="T1"> tidy input (trim/lowercase).</text:span></text:p>
          <text:list>
            <text:list-item>
              <text:p text:style-name="P3"><text:span text:style-name="Source_20_Text"><text:span text:style-name="T2">public void Normalize()</text:span></text:span><text:span text:style-name="T1"> — trims </text:span><text:span text:style-name="Source_20_Text"><text:span text:style-name="T2">AuthorName</text:span></text:span><text:span text:style-name="T1">, normalizes </text:span><text:span text:style-name="Source_20_Text"><text:span text:style-name="T2">AuthorEmail</text:span></text:span><text:span text:style-name="T1">, formats </text:span><text:span text:style-name="Source_20_Text"><text:span text:style-name="T2">AuthorPhone</text:span></text:span><text:span text:style-name="T1">.</text:span></text:p>
            </text:list-item>
          </text:list>
        </text:list-item>
        <text:list-item>
          <text:p text:style-name="P2"><text:span text:style-name="Strong_20_Emphasis"><text:span text:style-name="T1">Update / Merge:</text:span></text:span><text:span text:style-name="T1"> apply changes from DTO/another model.</text:span></text:p>
          <text:list>
            <text:list-item>
              <text:p text:style-name="P3"><text:span text:style-name="Source_20_Text"><text:span text:style-name="T2">public void UpdateFrom(Author source)</text:span></text:span><text:span text:style-name="T1"> or </text:span><text:span text:style-name="Source_20_Text"><text:span text:style-name="T2">public void UpdateFrom(AuthorDto dto)</text:span></text:span></text:p>
            </text:list-item>
          </text:list>
        </text:list-item>
        <text:list-item>
          <text:p text:style-name="P2"><text:span text:style-name="Strong_20_Emphasis"><text:span text:style-name="T1">Mapping:</text:span></text:span><text:span text:style-name="T1"> produce DTOs for transport or view models.</text:span></text:p>
          <text:list>
            <text:list-item>
              <text:p text:style-name="P3"><text:span text:style-name="Source_20_Text"><text:span text:style-name="T2">public AuthorDto ToDto()</text:span></text:span><text:span text:style-name="T1"> and static </text:span><text:span text:style-name="Source_20_Text"><text:span text:style-name="T2">public static Author FromDto(AuthorDto dto)</text:span></text:span></text:p>
            </text:list-item>
          </text:list>
        </text:list-item>
        <text:list-item>
          <text:p text:style-name="P2"><text:span text:style-name="Strong_20_Emphasis"><text:span text:style-name="T1">Cloning / Copy:</text:span></text:span><text:span text:style-name="T1"> shallow copy for edit buffers.</text:span></text:p>
          <text:list>
            <text:list-item>
              <text:p text:style-name="P3"><text:span text:style-name="Source_20_Text"><text:span text:style-name="T2">public Author Clone()</text:span></text:span></text:p>
            </text:list-item>
          </text:list>
        </text:list-item>
        <text:list-item>
          <text:p text:style-name="P2"><text:span text:style-name="Strong_20_Emphasis"><text:span text:style-name="T1">Equality / Hashing:</text:span></text:span><text:span text:style-name="T1"> by unique id or business key.</text:span></text:p>
          <text:list>
            <text:list-item>
              <text:p text:style-name="P3"><text:span text:style-name="Source_20_Text"><text:span text:style-name="T2">public override bool Equals(object? obj)</text:span></text:span><text:span text:style-name="T1"> and </text:span><text:span text:style-name="Source_20_Text"><text:span text:style-name="T2">public override int GetHashCode()</text:span></text:span></text:p>
            </text:list-item>
          </text:list>
        </text:list-item>
        <text:list-item>
          <text:p text:style-name="P2"><text:span text:style-name="Strong_20_Emphasis"><text:span text:style-name="T1">ToString():</text:span></text:span><text:span text:style-name="T1"> readable representation for logs.</text:span></text:p>
          <text:list>
            <text:list-item>
              <text:p text:style-name="P5"><text:span text:style-name="Source_20_Text"><text:span text:style-name="T2">public override string ToString() =&gt; $"{AuthorName} ({IdAuthor})";</text:span></text:span></text:p>
            </text:list-item>
          </text:list>
        </text:list-item>
      </text:list>
      <text:p text:style-name="P7"><text:span text:style-name="Source_20_Text"><text:span text:style-name="T2"/></text:span></text:p>
      <text:p text:style-name="P7"><text:span text:style-name="Source_20_Text"><text:span text:style-name="T2">Copilot, the methods are going to be accessed via an Interface, and called by what we can call a Client, and executed by what we can call a Server. For the time being this will be a simple C# function call but could be implemented via HTTP (i.e. over the Internet) so I would like us to be catering for that now with regard to the data passed back by the Server). <text:s/>The client will want to handle validations errors by highlighting form-controls and displaying error messages. Thus the error message must be associated with the method-parameter that gave rise to it. How do you think that information should be packaged for return to the client (catering for the HTTP-based method calls as well as the simple C# function)?</text:span></text:span></text:p>
      <text:p text:style-name="P4"><text:span text:style-name="Source_20_Text"><text:span text:style-name="T2"/></text:span></text:p>
      <text:p text:style-name="Standard"><text:line-break/>User: Copilot, the methods are going to be accessed via an Interface, and called by what we can call a Client, and executed by what we can call a Server. For the time being this will be a simple C# function call but could be implemented via HTTP (i.e. over the Internet) so I would like us to be catering for that now with regard to the data passed back by the Server). <text:s/>The client will want to handle validations errors by highlighting form-controls and displaying error messages. Thus the error message must be associated with the method-parameter that gave rise to it. How do you think that information should be packaged for return to the client (catering for the HTTP-based method calls as well as the simple C# function)?<text:line-break/><text:line-break/>GitHub Copilot: I'll add a short todo list tracking the design and next actions.<text:line-break/><text:line-break/>Created 3 todos<text:line-break/><text:line-break/>Summary — recommended approach<text:line-break/><text:line-break/>- Use a single, uniform envelope for both in-process and HTTP: `Result&lt;T&gt;` with `Success`, `Data`, `Errors`, `Message`, `StatusCode`.<text:line-break/>- Represent each validation problem as a `ValidationError` that identifies the exact method-parameter (or parameter property path) that caused it.<text:line-break/><text:soft-page-break/><text:line-break/>Suggested C# shapes (copyable)<text:line-break/>- `Result&lt;T&gt;`<text:line-break/> <text:s/>- `bool Success`<text:line-break/> <text:s/>- `T? Data`<text:line-break/> <text:s/>- `IReadOnlyList&lt;ValidationError&gt; Errors`<text:line-break/> <text:s/>- `string? Message`<text:line-break/> <text:s/>- `int? StatusCode`<text:line-break/>- `ValidationError`<text:line-break/> <text:s/>- `string Parameter` — the method parameter name (or JSON-Pointer / dot-path for nested properties)<text:line-break/> <text:s/>- `string Message` — human text for display<text:line-break/> <text:s/>- `string? Code` — machine code (e.g., `Required`, `TooLong`)<text:line-break/> <text:s/>- `object? AttemptedValue` — optional<text:line-break/> <text:s/>- `string? Path` — JSON Pointer (RFC6901) identifying property inside complex DTO<text:line-break/> <text:s/>- `int? ParameterIndex` — optional for overloads/positional mapping<text:line-break/><text:line-break/>HTTP mapping<text:line-break/>- For HTTP use standard `400 Bad Request` and return `ValidationProblemDetails` (ASP.NET Core) or the JSON-serialized `Result&lt;T&gt;` body — both are fine if you standardize on field paths.<text:line-break/>- Example JSON (HTTP):<text:line-break/> <text:s/>{<text:line-break/> <text:s text:c="3"/>"success": false,<text:line-break/> <text:s text:c="3"/>"data": null,<text:line-break/> <text:s text:c="3"/>"errors": [<text:line-break/> <text:s text:c="5"/>{ "parameter": "author", "path": "/AuthorEmail", "message": "Invalid email format", "code": "Email" }<text:line-break/> <text:s text:c="3"/>],<text:line-break/> <text:s text:c="3"/>"message": "Validation failed",<text:line-break/> <text:s text:c="3"/>"statusCode": 400<text:line-break/> <text:s/>}<text:line-break/>- Alternatively expose RFC7807 `problemDetails` with a `errors` dictionary mapping field-path → [messages]. That works natively with many clients.<text:line-break/><text:line-break/>Client-side mapping (how to highlight controls)<text:line-break/>- Client must bind form-control names to the same `Parameter`/`Path` convention. Use:<text:line-break/> <text:s/>- simple parameter → `Parameter` (e.g., `AuthorName`)<text:line-break/> <text:s/>- nested DTO property → JSON Pointer path `"/author/AuthorEmail"` or dot path `"author.AuthorEmail"`<text:line-break/>- Client finds errors by exact match (or normalized case-insensitive match) and highlights that control, showing `ValidationError.Message`.<text:line-break/><text:line-break/>Why this design<text:line-break/>- One envelope supports both direct function calls (`Result&lt;T&gt;`) and HTTP responses (same JSON contract).<text:line-break/>- `Parameter` + `Path` lets you pinpoint either a top-level parameter or a nested property inside a DTO.<text:line-break/>- `Code` enables UI to choose localized messages or special handling (e.g., show "already taken" tooltip).<text:line-break/><text:line-break/>Server responsibilities (brief)<text:line-break/>- Validate inputs (model validators / FluentValidation).<text:line-break/><text:soft-page-break/>- Convert validation failures into `ValidationError` entries with `Parameter` and `Path`.<text:line-break/>- Return `400` + body for HTTP; return `Result&lt;T&gt;` for in-process.<text:line-break/>- Keep uniqueness checks at DB/service layer and return `ValidationError` with `Code="Unique"` and `Parameter` pointing to the implicated field.<text:line-break/><text:line-break/>Would you like me to:<text:line-break/>- implement `Result&lt;T&gt;` and `ValidationError` classes in OscarModel_Lib now, and<text:line-break/>- add an `AuthorValidator` in Validators that emits `ValidationError`-compatible failures?</text:p>
      <text:p text:style-name="Standard"/>
      <text:p text:style-name="Standard">Copilot, I am happy to proceed as you propose. However, I am managing the Project's specification details using an application called Alentejo. It's main purpose is to interface with you, via the JSON-encoded specifications it produces. So in the same way that it produced the JSON for the Author class can you please tell me how I should specify the approach to be used for Validation Error Handling (as just discussed). This is for reproducibility purposes, for example when a new project is created, if this one is a success, the same approach would be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egoe WPC" svg:font-family="'Segoe WPC', 'Segoe UI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a</meta:initial-creator>
    <meta:creation-date>2025-12-23T10:03:08.18</meta:creation-date>
    <meta:document-statistic meta:table-count="0" meta:image-count="0" meta:object-count="0" meta:page-count="3" meta:paragraph-count="22" meta:word-count="940" meta:character-count="6344"/>
    <dc:date>2025-12-23T10:33:46.96</dc:date>
    <dc:creator>aa a</dc:creator>
    <meta:editing-duration>PT18S</meta:editing-duration>
    <meta:editing-cycles>1</meta:editing-cycles>
    <meta:generator>OpenOffice/4.1.15$Win32 OpenOffice.org_project/4115m2$Build-9813</meta:generator>
  </office:meta>
</office:document-meta>
</file>